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1cm" svg:height="11cm" svg:x="1.4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cm" svg:height="8.3cm" svg:x="2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cm" svg:height="8.3cm" svg:x="9.7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2.4cm" svg:x="2.2cm" svg:y="3.2cm">
          <text:p text:style-name="P1">Maklerverwaltu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2.4cm" svg:x="9.899cm" svg:y="3.199cm">
          <text:p text:style-name="P1"/>
          <text:p text:style-name="P1">Pw:<text:tab/><text:tab/><text:tab/><text:tab/><text:tab/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3.301cm" svg:x="2.199cm" svg:y="5.899cm">
          <text:p text:style-name="P1">Immobilienverwaltu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1.599cm" svg:x="2.199cm" svg:y="9.5cm">
          <text:p text:style-name="P1">Vertragsverwaltu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cm" svg:height="3.401cm" svg:x="9.899cm" svg:y="5.899cm">
          <text:p text:style-name="P2"/>
          <text:p text:style-name="P2">Login:</text:p>
          <text:p text:style-name="P2"/>
          <text:p text:style-name="P2">Pw:<text:tab/><text:tab/><text:tab/><text:tab/><text:tab/>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cm" svg:height="1.499cm" svg:x="9.899cm" svg:y="9.6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8cm" svg:height="1.5cm" svg:x="2cm" svg:y="1.2cm">
          <text:p text:style-name="P1"><text:span text:style-name="T1">Immobilienverwaltungssoftware</text:span></text:p>
          <text:p text:style-name="P1"><text:span text:style-name="T2">Hauptmen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cm" svg:height="1cm" svg:x="11.4cm" svg:y="3.4cm">
          <text:p text:style-name="P1">Passworteigab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01cm" svg:height="0.599cm" svg:x="10.999cm" svg:y="4.7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99cm" svg:height="1cm" svg:x="11.9cm" svg:y="6.099cm">
          <text:p text:style-name="P1">Eingab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99cm" svg:height="1cm" svg:x="11.8cm" svg:y="7.299cm">
          <text:p text:style-name="P1">Passworteigab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01cm" svg:height="0.599cm" svg:x="10.998cm" svg:y="8.499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1cm" svg:height="11cm" svg:x="1.399cm" svg:y="12.1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8cm" svg:height="1.5cm" svg:x="2cm" svg:y="12.4cm">
          <text:p text:style-name="P1"><text:span text:style-name="T1">Immobilienverwaltungssoftware</text:span></text:p>
          <text:p text:style-name="P1"><text:span text:style-name="T2">Maklerverwalt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7.1cm" svg:height="8.3cm" svg:x="1.999cm" svg:y="14.399cm">
          <text:p text:style-name="P1">Tabelle über alle Mak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cm" svg:height="8.3cm" svg:x="9.7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cm" svg:height="2.868cm" svg:x="9.897cm" svg:y="17.7cm">
          <text:p text:style-name="P1">Makler änder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cm" svg:height="0.8cm" svg:x="9.897cm" svg:y="20.7cm">
          <text:p text:style-name="P1">Makler lösche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cm" svg:height="0.8cm" svg:x="9.897cm" svg:y="21.6cm">
          <text:p text:style-name="P1">Zurüc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2.868cm" svg:x="9.896cm" svg:y="17.699cm">
          <text:p text:style-name="P1">Makler änder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2.868cm" svg:x="9.896cm" svg:y="14.599cm">
          <text:p text:style-name="P3"><text:span text:style-name="T3">Makler anlegen</text:span></text:p>
          <text:p text:style-name="P4"><text:span text:style-name="T3">Name:</text:span></text:p>
          <text:p text:style-name="P4"><text:span text:style-name="T3">Adresse:</text:span></text:p>
          <text:p text:style-name="P4"><text:span text:style-name="T3">Login:</text:span><text:span text:style-name="T3"><text:tab/></text:span><text:span text:style-name="T3">Passwort: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cm" svg:height="0.5cm" svg:x="12.1cm" svg:y="16.9cm">
          <text:p text:style-name="P1"><text:span text:style-name="T3">o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01cm" svg:height="0.5cm" svg:x="11.698cm" svg:y="15.198cm">
          <text:p text:style-name="P1"><text:span text:style-name="T3">Textfel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99cm" svg:height="0.5cm" svg:x="12.1cm" svg:y="15.798cm">
          <text:p text:style-name="P1"><text:span text:style-name="T3">Textfel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0.5cm" svg:x="11.6cm" svg:y="16.4cm">
          <text:p text:style-name="P1"><text:span text:style-name="T3">Tex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01cm" svg:height="0.5cm" svg:x="11.698cm" svg:y="15.198cm">
          <text:p text:style-name="P1"><text:span text:style-name="T3">Textfel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cm" svg:height="0.5cm" svg:x="14.9cm" svg:y="16.398cm">
          <text:p text:style-name="P1"><text:span text:style-name="T3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2.868cm" svg:x="9.895cm" svg:y="17.698cm">
          <text:p text:style-name="P3"><text:span text:style-name="T3">Makler ändern</text:span></text:p>
          <text:p text:style-name="P4"><text:span text:style-name="T3">Name:</text:span></text:p>
          <text:p text:style-name="P4"><text:span text:style-name="T3">Adresse:</text:span></text:p>
          <text:p text:style-name="P4"><text:span text:style-name="T3">Login:</text:span><text:span text:style-name="T3"><text:tab/></text:span><text:span text:style-name="T3">Passwort: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cm" svg:height="0.5cm" svg:x="12.099cm" svg:y="19.999cm">
          <text:p text:style-name="P1"><text:span text:style-name="T3">o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99cm" svg:height="0.5cm" svg:x="12.099cm" svg:y="18.897cm">
          <text:p text:style-name="P1"><text:span text:style-name="T3">Aktuelle Adress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cm" svg:height="0.5cm" svg:x="11.599cm" svg:y="19.499cm">
          <text:p text:style-name="P1"><text:span text:style-name="T3">Tex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01cm" svg:height="0.5cm" svg:x="11.697cm" svg:y="18.297cm">
          <text:p text:style-name="P1"><text:span text:style-name="T3">Aktueller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cm" svg:height="0.5cm" svg:x="14.899cm" svg:y="19.497cm">
          <text:p text:style-name="P1"><text:span text:style-name="T3">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cm" svg:height="0.6cm" svg:x="2.1cm" svg:y="14.5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cm" svg:height="0.6cm" svg:x="3.6cm" svg:y="14.499cm">
          <text:p text:style-name="P1"><text:span text:style-name="T2">Adress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199cm" svg:height="0.6cm" svg:x="6.1cm" svg:y="14.499cm">
          <text:p text:style-name="P1"><text:span text:style-name="T2">Logi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99cm" svg:height="0.6cm" svg:x="7.4cm" svg:y="14.499cm">
          <text:p text:style-name="P1"><text:span text:style-name="T2">Passwort</text:span></text:p>
          <draw:enhanced-geometry svg:viewBox="0 0 21600 21600" draw:type="rectangle" draw:enhanced-path="M 0 0 L 21600 0 21600 21600 0 21600 0 0 Z N"/>
        </draw:custom-shape>
        <draw:frame draw:style-name="gr6" draw:layer="layout" svg:width="6.687cm" svg:height="3.095cm" svg:x="3.1cm" svg:y="23.8cm">
          <draw:text-box>
            <text:p>Grau: Texteingabefeld</text:p>
            <text:p>Orange: Button</text:p>
            <text:p>Weiß: Tabelle</text:p>
            <text:p>Hellblau: Textfel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rsten Ploß</meta:initial-creator>
    <meta:creation-date>2013-04-15T13:16:32</meta:creation-date>
    <dc:date>2013-04-15T17:18:26</dc:date>
    <dc:creator>Thorsten Ploß</dc:creator>
    <meta:editing-duration>PT4M26S</meta:editing-duration>
    <meta:editing-cycles>2</meta:editing-cycles>
    <meta:generator>LibreOffice/3.5$Linux_X86_64 LibreOffice_project/350m1$Build-2</meta:generator>
    <meta:document-statistic meta:object-count="41"/>
  </office:meta>
</office:document-meta>
</file>